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style:text-underline-style="none" style:font-size-asian="14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9">TokTok</text:p>
      <text:p text:style-name="P9">Komunikator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5"><text:span text:style-name="T2">Krzysztof Kulewski </text:span>238149</text:p>
      <text:p text:style-name="P8">Błażej Kucman</text:p>
      <text:p text:style-name="P2"><text:span text:style-name="T4">Krzysztof Borawski 238152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728125468690980802" text:style-name="L2">
        <text:list-item>
          <text:p text:style-name="P13"><text:soft-page-break/>Tematyka</text:p>
        </text:list-item>
      </text:list>
      <text:p text:style-name="P10"><text:tab/></text:p>
      <text:p text:style-name="P10"><text:tab/><text:span text:style-name="T1">Tematyką projektu jest grupowe utworzenie aplikacji o nazwie TokTok. Aplikacja ma <text:tab/>pozwalać i ułatwiać komunikację zespołową. Inspiracją projektu stał się popularnie <text:tab/>wykorzy-stywany przez firmy IT komunikator Slack. </text:span></text:p>
      <text:p text:style-name="P10"><text:span text:style-name="T1"/></text:p>
      <text:p text:style-name="P10"><text:span text:style-name="T1"/></text:p>
      <text:list xml:id="list33671768" text:continue-numbering="true" text:style-name="L2">
        <text:list-item>
          <text:p text:style-name="P13">Wykorzystane technologie i narzędzia</text:p>
          <text:p text:style-name="P5"/>
          <text:p text:style-name="P7">2.1 Podział na dwa pod-projekty</text:p>
          <text:p text:style-name="P5"/>
        </text:list-item>
      </text:list>
      <text:p text:style-name="P10"><text:tab/><text:span text:style-name="T1">Projekt jest podzielony na dwie części mające na celu komunikację między sobą poprzez <text:tab/>REST API. </text:span></text:p>
      <text:p text:style-name="P10"><text:span text:style-name="T1"><text:tab/></text:span></text:p>
      <text:p text:style-name="P10"><text:span text:style-name="T1"><text:tab/>Frontend utworzony jest z wykorzystaniem Angular 6.1. W tej części będzie umieszczona <text:tab/>wizualna strona aplikacji.</text:span></text:p>
      <text:p text:style-name="P10"><text:span text:style-name="T1"/></text:p>
      <text:p text:style-name="P10"><text:span text:style-name="T1"><text:tab/>Backend utworzony przy pomocy .Net Core w wersji 2.1 będzie odpowiadał za odpowie-<text:tab/>dnią obsługę wysyłanych zapytań, w tej części również znajdować się będą wszystkie <text:tab/>modele oraz kontrolery. W celu testowania poprawności odpowiedzi do poszczególnych <text:tab/>zapytań wykorzystane zostanie narzędzie Swagger.</text:span></text:p>
      <text:p text:style-name="P12"><text:span text:style-name="T1"/></text:p>
      <text:list xml:id="list5614164149840010783" text:style-name="L3">
        <text:list-item>
          <text:list>
            <text:list-item>
              <text:p text:style-name="P11"><text:span text:style-name="T1"><text:s/></text:span><text:span text:style-name="T3">Języki</text:span></text:p>
              <text:p text:style-name="P11"><text:span text:style-name="T1"/></text:p>
              <text:p text:style-name="P11"><text:span text:style-name="T1">Backend – C#</text:span></text:p>
              <text:p text:style-name="P11"><text:span text:style-name="T1">Frontend – TypeScript</text:span></text:p>
              <text:p text:style-name="P11"><text:span text:style-name="T1">REST API – JSON </text:span></text:p>
            </text:list-item>
          </text:list>
        </text:list-item>
      </text:list>
      <text:p text:style-name="P10"><text:span text:style-name="T1"><text:tab/></text:span></text:p>
      <text:list xml:id="list33666527" text:continue-list="list33671768" text:style-name="L2">
        <text:list-item>
          <text:p text:style-name="P13">Schemat pracy</text:p>
        </text:list-item>
      </text:list>
      <text:p text:style-name="P10"/>
      <text:p text:style-name="P4"><text:tab/>Zespół będzie pracował i tworzył funkcjonalności w trakcie wewnętrznych sprintów. <text:line-break/><text:tab/>Wykonane zadania w trakcie sprintu będą automatycznie zapisywane w dwóch tablicach <text:tab/>kanbanowych projektu na portalu github.</text:p>
      <text:p text:style-name="P4"><text:tab/></text:p>
      <text:list xml:id="list3413221568771847048" text:style-name="L4">
        <text:list-item>
          <text:list>
            <text:list-item>
              <text:p text:style-name="P6">Źródła</text:p>
            </text:list-item>
          </text:list>
        </text:list-item>
      </text:list>
      <text:p text:style-name="P4"><text:tab/></text:p>
      <text:p text:style-name="P4"><text:tab/><text:span text:style-name="T5">Frontend:</text:span> github.com/kkulewski/toktok-frontend</text:p>
      <text:p text:style-name="P4"><text:tab/><text:span text:style-name="T5">Tablica zadań Frontend:</text:span> <text:span text:style-name="T6">github.com/kkulewski/toktok-frontend/projects/1</text:span></text:p>
      <text:p text:style-name="P4"><text:tab/><text:span text:style-name="T5">Backend: </text:span>github.com/kkulewski/toktok-backend</text:p>
      <text:p text:style-name="P4"><text:tab/><text:span text:style-name="T5">Tablica zadań Backend: </text:span>github.com/kkulewski/toktok-backend/projects/1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zysztof borawski</meta:initial-creator>
    <meta:creation-date>2018-10-21T12:39:33.82</meta:creation-date>
    <dc:date>2018-10-21T13:47:22.66</dc:date>
    <dc:creator>krzysztof borawski</dc:creator>
    <meta:editing-duration>PT1H7M26S</meta:editing-duration>
    <meta:editing-cycles>45</meta:editing-cycles>
    <meta:generator>OpenOffice/4.1.5$Win32 OpenOffice.org_project/415m1$Build-9789</meta:generator>
    <meta:document-statistic meta:table-count="0" meta:image-count="0" meta:object-count="0" meta:page-count="2" meta:paragraph-count="28" meta:word-count="174" meta:character-count="1419"/>
  </office:meta>
</office:document-meta>
</file>